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D00000017B78792FA22CB10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86f7" officeooo:paragraph-rsid="001686f7"/>
    </style:style>
    <style:style style:name="P2" style:family="paragraph" style:parent-style-name="Standard">
      <style:text-properties fo:font-size="16pt" officeooo:rsid="001686f7" officeooo:paragraph-rsid="001686f7" style:font-size-asian="16pt" style:font-size-complex="16pt"/>
    </style:style>
    <style:style style:name="P3" style:family="paragraph" style:parent-style-name="Standard" style:list-style-name="L14">
      <style:text-properties fo:font-size="15pt" style:font-size-asian="15pt" style:font-size-complex="15pt"/>
    </style:style>
    <style:style style:name="P4" style:family="paragraph" style:parent-style-name="Standard" style:list-style-name="L15">
      <style:text-properties fo:font-size="14pt" officeooo:rsid="001686f7" officeooo:paragraph-rsid="001686f7" style:font-size-asian="14pt" style:font-size-complex="14pt"/>
    </style:style>
    <style:style style:name="P5" style:family="paragraph" style:parent-style-name="Standard">
      <style:text-properties fo:font-size="14pt" officeooo:rsid="001686f7" officeooo:paragraph-rsid="001686f7" style:font-size-asian="14pt" style:font-size-complex="14pt"/>
    </style:style>
    <style:style style:name="P6" style:family="paragraph" style:parent-style-name="Standard">
      <style:text-properties fo:font-size="14pt" officeooo:rsid="00174d0e" officeooo:paragraph-rsid="00174d0e" style:font-size-asian="14pt" style:font-size-complex="14pt"/>
    </style:style>
    <style:style style:name="P7" style:family="paragraph" style:parent-style-name="Text_20_body">
      <style:text-properties officeooo:rsid="0013be23" officeooo:paragraph-rsid="0013be23"/>
    </style:style>
    <style:style style:name="P8" style:family="paragraph" style:parent-style-name="Text_20_body">
      <style:text-properties fo:font-size="16pt" officeooo:rsid="0013be23" officeooo:paragraph-rsid="0013be23" style:font-size-asian="16pt" style:font-size-complex="16pt"/>
    </style:style>
    <style:style style:name="P9" style:family="paragraph" style:parent-style-name="Text_20_body">
      <style:text-properties fo:font-size="16pt" officeooo:rsid="001686f7" officeooo:paragraph-rsid="001686f7" style:font-size-asian="16pt" style:font-size-complex="16pt"/>
    </style:style>
    <style:style style:name="P10" style:family="paragraph" style:parent-style-name="Text_20_body">
      <style:text-properties fo:font-size="16pt" officeooo:rsid="0013fa49" officeooo:paragraph-rsid="0014b3a4" style:font-size-asian="16pt" style:font-size-complex="16pt"/>
    </style:style>
    <style:style style:name="P11" style:family="paragraph" style:parent-style-name="Text_20_body">
      <style:text-properties fo:font-size="16pt" officeooo:rsid="0013fa49" officeooo:paragraph-rsid="0013fa49" style:font-size-asian="16pt" style:font-size-complex="16pt"/>
    </style:style>
    <style:style style:name="P12" style:family="paragraph" style:parent-style-name="Text_20_body">
      <style:text-properties fo:font-size="18pt" officeooo:rsid="0013be23" officeooo:paragraph-rsid="0013be23" style:font-size-asian="18pt" style:font-size-complex="18pt"/>
    </style:style>
    <style:style style:name="P13" style:family="paragraph" style:parent-style-name="Text_20_body">
      <style:text-properties fo:font-size="15pt" officeooo:rsid="0013be23" officeooo:paragraph-rsid="0013be23" style:font-size-asian="13.1000003814697pt" style:font-size-complex="15pt"/>
    </style:style>
    <style:style style:name="P14" style:family="paragraph" style:parent-style-name="Text_20_body">
      <style:text-properties fo:font-size="14pt" officeooo:rsid="0013fa49" officeooo:paragraph-rsid="0013fa49" style:font-size-asian="12.25pt" style:font-size-complex="14pt"/>
    </style:style>
    <style:style style:name="P15" style:family="paragraph" style:parent-style-name="Text_20_body">
      <style:text-properties fo:font-size="14pt" officeooo:rsid="0013fa49" officeooo:paragraph-rsid="0014b3a4" style:font-size-asian="12.25pt" style:font-size-complex="14pt"/>
    </style:style>
    <style:style style:name="P16" style:family="paragraph" style:parent-style-name="Text_20_body" style:list-style-name="L3">
      <style:text-properties fo:font-size="14pt" officeooo:rsid="0013fa49" officeooo:paragraph-rsid="0014b3a4" style:font-size-asian="12.25pt" style:font-size-complex="14pt"/>
    </style:style>
    <style:style style:name="P17" style:family="paragraph" style:parent-style-name="Text_20_body">
      <style:text-properties fo:font-size="14pt" style:font-size-asian="14pt" style:font-size-complex="14pt"/>
    </style:style>
    <style:style style:name="P18" style:family="paragraph" style:parent-style-name="Text_20_body" style:list-style-name="L3">
      <style:text-properties fo:font-size="14pt" style:font-size-asian="14pt" style:font-size-complex="14pt"/>
    </style:style>
    <style:style style:name="P19" style:family="paragraph" style:parent-style-name="Text_20_body">
      <style:text-properties fo:font-size="14pt" officeooo:rsid="0013fa49" officeooo:paragraph-rsid="0013fa49" style:font-size-asian="14pt" style:font-size-complex="14pt"/>
    </style:style>
    <style:style style:name="P20" style:family="paragraph" style:parent-style-name="Text_20_body" style:list-style-name="L4">
      <style:text-properties fo:font-size="14pt" officeooo:rsid="0013fa49" officeooo:paragraph-rsid="0014b3a4" style:font-size-asian="14pt" style:font-size-complex="14pt"/>
    </style:style>
    <style:style style:name="P21" style:family="paragraph" style:parent-style-name="Text_20_body" style:list-style-name="L8">
      <style:text-properties fo:font-size="14pt" officeooo:rsid="0013be23" officeooo:paragraph-rsid="0013be23" style:font-size-asian="14pt" style:font-size-complex="14pt"/>
    </style:style>
    <style:style style:name="P22" style:family="paragraph" style:parent-style-name="Text_20_body" style:list-style-name="L2">
      <style:text-properties style:font-name="Liberation Serif" fo:font-size="14pt" officeooo:paragraph-rsid="0013fa49" style:font-size-asian="14pt" style:font-size-complex="14pt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fo:font-size="14pt" style:font-size-asian="14pt" style:font-size-complex="14pt"/>
    </style:style>
    <style:style style:name="T1" style:family="text">
      <style:text-properties officeooo:rsid="0013fa49"/>
    </style:style>
    <style:style style:name="T2" style:family="text">
      <style:text-properties officeooo:rsid="0014b3a4"/>
    </style:style>
    <style:style style:name="T3" style:family="text">
      <style:text-properties officeooo:rsid="001686f7"/>
    </style:style>
    <style:style style:name="T4" style:family="text">
      <style:text-properties fo:font-size="16pt" officeooo:rsid="001686f7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ni Project: Data Parallelism in the Color to Greyscale Image Conversion </text:h>
      <text:p text:style-name="Text_20_body"/>
      <text:p text:style-name="Text_20_body"/>
      <text:p text:style-name="P12">Aim and approach-</text:p>
      <text:p text:style-name="P13"><text:tab/>We are converting a given colored image into a gray scaled image. For this we are taking into consideration the Red,Green,Blue values of each individual pixel and calculating the luminescence of the pixel using the weighted sum formula. <text:span text:style-name="T3">This value is used to generate the grayscale image.</text:span></text:p>
      <text:p text:style-name="P13"><draw:frame draw:style-name="fr1" draw:name="Image1" text:anchor-type="paragraph" svg:width="3.4689in" svg:height="0.2398in" draw:z-index="0"><draw:image xlink:href="Pictures/100002010000014D00000017B78792FA22CB1006.png" xlink:type="simple" xlink:show="embed" xlink:actuate="onLoad" loext:mime-type="image/x-vclgraphic"/></draw:frame><text:s/></text:p>
      <text:p text:style-name="P8">where, </text:p>
      <text:p text:style-name="P8"><text:tab/>r = red, g = green ,b = blue</text:p>
      <text:p text:style-name="P8">We can paralleli<text:span text:style-name="T1">s</text:span>e this task using the following approaches-</text:p>
      <text:p text:style-name="P8"/>
      <text:p text:style-name="P8">1. CUDA -</text:p>
      <text:p text:style-name="P14">Using the CUDA cores of the GPU we can perform the task faster.</text:p>
      <text:p text:style-name="P11">Advantages of using this approach-</text:p>
      <text:list xml:id="list2381552680" text:style-name="L2">
        <text:list-item>
          <text:p text:style-name="P22">Huge increase in processing power over conventional CPU processing. <text:span text:style-name="T2">S</text:span>peed increases of 10x to 200x over CPU processing speed.</text:p>
        </text:list-item>
        <text:list-item>
          <text:p text:style-name="P22">Researchers can use several GPUs to p<text:span text:style-name="T2">er</text:span>form the same amount of operations as many servers in less time, thus saving money, time, and space.</text:p>
        </text:list-item>
        <text:list-item>
          <text:p text:style-name="P22">C language is widely used, so it is easy for <text:span text:style-name="T1">developers</text:span> to learn how to program for CUDA.</text:p>
        </text:list-item>
        <text:list-item>
          <text:p text:style-name="P22">All graphics cards in the G80 series and beyond support CUDA.</text:p>
        </text:list-item>
        <text:list-item>
          <text:p text:style-name="P22">Harnesses the power of the GPU by using parallel processing; running thousands of <text:span text:style-name="T1">simultaneous</text:span> reads instead of single, dual, or quad reads on the CPU.</text:p>
        </text:list-item>
      </text:list>
      <text:p text:style-name="P19"/>
      <text:p text:style-name="P15"><text:soft-page-break/></text:p>
      <text:p text:style-name="P15"/>
      <text:p text:style-name="P10"><text:span text:style-name="T2">Disa</text:span>dvantages of using this approach-</text:p>
      <text:list xml:id="list748608511" text:style-name="L3">
        <text:list-item>
          <text:p text:style-name="P16">Limited user base- Only NVIDIA G80 and onward video cards can use CUDA, thus isolating all ATI users.</text:p>
        </text:list-item>
        <text:list-item>
          <text:p text:style-name="P23">Speeds may be <text:span text:style-name="T2">bottle necked</text:span> at the bus between CPU and GPU.</text:p>
        </text:list-item>
        <text:list-item>
          <text:p text:style-name="P23">Developers still <text:span text:style-name="T2">skeptical</text:span> as to whether CUDA will catch on.</text:p>
        </text:list-item>
        <text:list-item>
          <text:p text:style-name="P23">Mainly developed for researchers- not many uses for average users.</text:p>
        </text:list-item>
        <text:list-item>
          <text:p text:style-name="P18">System is still in development.</text:p>
        </text:list-item>
      </text:list>
      <text:p text:style-name="P17"/>
      <text:p text:style-name="P17"><text:s/><text:span text:style-name="T4">2.MPI -</text:span></text:p>
      <text:p text:style-name="P9">Advantages <text:s/>of using this approach-</text:p>
      <text:list xml:id="list2737832245" text:style-name="L4">
        <text:list-item>
          <text:p text:style-name="P20"><text:span text:style-name="T3">R</text:span>uns on either shared or distributed memory architectures.</text:p>
        </text:list-item>
        <text:list-item>
          <text:p text:style-name="P20"><text:span text:style-name="T3">C</text:span>an be used on a wider range of problems than OpenMP.</text:p>
        </text:list-item>
        <text:list-item>
          <text:p text:style-name="P20"><text:span text:style-name="T3">E</text:span>ach process has its own local variables.</text:p>
        </text:list-item>
        <text:list-item>
          <text:p text:style-name="P20"><text:span text:style-name="T3">D</text:span>istributed memory computers are less expensive than large shared memory computers.</text:p>
        </text:list-item>
      </text:list>
      <text:p text:style-name="P9"/>
      <text:p text:style-name="P9">Disadvantages of this approach-</text:p>
      <text:list xml:id="list1027473748" text:style-name="L8">
        <text:list-item>
          <text:p text:style-name="P21"><text:span text:style-name="T3">R</text:span>equires more programming changes to go from serial to parallel version.</text:p>
        </text:list-item>
        <text:list-item>
          <text:p text:style-name="P21"><text:span text:style-name="T3">C</text:span>an be harder to debug.</text:p>
        </text:list-item>
        <text:list-item>
          <text:p text:style-name="P21"><text:span text:style-name="T3">P</text:span>erformance is limited by the <text:span text:style-name="T3">communication</text:span> network between the nodes.</text:p>
        </text:list-item>
      </text:list>
      <text:p text:style-name="P7"/>
      <text:p text:style-name="P9">3.OpenMP-</text:p>
      <text:p text:style-name="P9">Advantages of using this approach-</text:p>
      <text:list xml:id="list3360724258" text:style-name="L14">
        <text:list-item>
          <text:p text:style-name="P3"><text:span text:style-name="T3">E</text:span>asier to program and debug than MPI.</text:p>
        </text:list-item>
        <text:list-item>
          <text:p text:style-name="P3"><text:span text:style-name="T3">D</text:span>irectives can be added incrementally - gradual parallelization.</text:p>
        </text:list-item>
        <text:list-item>
          <text:p text:style-name="P3"><text:span text:style-name="T3">C</text:span>an still run the program as a serial code.</text:p>
        </text:list-item>
        <text:list-item>
          <text:p text:style-name="P3"><text:soft-page-break/><text:span text:style-name="T3">S</text:span>erial code statements usually don't need modification.</text:p>
        </text:list-item>
        <text:list-item>
          <text:p text:style-name="P3"><text:span text:style-name="T3">C</text:span>ode is easier to understand and maybe more easily maintaine<text:span text:style-name="T3">d.</text:span></text:p>
        </text:list-item>
      </text:list>
      <text:p text:style-name="P1"/>
      <text:p text:style-name="P1"/>
      <text:p text:style-name="P2"/>
      <text:p text:style-name="P2">Disadvantages of using this approach-</text:p>
      <text:p text:style-name="P1"/>
      <text:list xml:id="list2828386835" text:style-name="L15">
        <text:list-item>
          <text:p text:style-name="P4">Can only be run in shared memory computers.</text:p>
        </text:list-item>
        <text:list-item>
          <text:p text:style-name="P4">Requires a compiler that supports OpenMP.</text:p>
        </text:list-item>
        <text:list-item>
          <text:p text:style-name="P4">Mostly used for loop parallelization. </text:p>
        </text:list-item>
      </text:list>
      <text:p text:style-name="P5"/>
      <text:p text:style-name="P5"/>
      <text:p text:style-name="P6">For the task of conversion from a colored image to a grayscaled image, the priority of approaches is CUDA, MPI then OpenMP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22:40:57.862334237</meta:creation-date>
    <dc:date>2019-11-20T23:51:03.845993356</dc:date>
    <meta:editing-duration>PT6M44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3" meta:paragraph-count="43" meta:word-count="450" meta:character-count="2590" meta:non-whitespace-character-count="2196"/>
  </office:meta>
</office:document-meta>
</file>